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02df9" officeooo:paragraph-rsid="00002df9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002df9" officeooo:paragraph-rsid="00002df9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002df9" officeooo:paragraph-rsid="00002df9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014927" officeooo:paragraph-rsid="00014927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Times New Roman" officeooo:paragraph-rsid="00002df9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2pt" fo:font-weight="normal" officeooo:paragraph-rsid="00002df9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014927" officeooo:paragraph-rsid="00014927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05b874" officeooo:paragraph-rsid="0005b874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06c072" officeooo:paragraph-rsid="0006c072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08e8aa" officeooo:paragraph-rsid="0008e8aa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0b4737" officeooo:paragraph-rsid="000b4737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0c11e5" officeooo:paragraph-rsid="000c11e5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0e04ac" officeooo:paragraph-rsid="000e04ac" style:font-size-asian="10.5pt" style:font-weight-asian="normal" style:font-size-complex="12pt" style:font-weight-complex="normal"/>
    </style:style>
    <style:style style:name="P17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fo:font-weight="normal" officeooo:rsid="00014927" officeooo:paragraph-rsid="00014927" style:font-size-asian="10.5pt" style:font-weight-asian="normal" style:font-size-complex="12pt" style:font-weight-complex="normal"/>
    </style:style>
    <style:style style:name="P18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fo:font-weight="normal" officeooo:rsid="00014927" officeooo:paragraph-rsid="00014927" style:font-size-asian="10.5pt" style:font-weight-asian="normal" style:font-size-complex="12pt" style:font-weight-complex="normal"/>
    </style:style>
    <style:style style:name="P19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/>
      <style:text-properties style:font-name="Times New Roman" fo:font-size="12pt" fo:font-weight="normal" officeooo:rsid="00014927" officeooo:paragraph-rsid="00014927" style:font-size-asian="10.5pt" style:font-weight-asian="normal" style:font-size-complex="12pt" style:font-weight-complex="normal"/>
    </style:style>
    <style:style style:name="P20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fo:font-weight="normal" officeooo:rsid="00014927" officeooo:paragraph-rsid="00014927" style:font-size-asian="10.5pt" style:font-weight-asian="normal" style:font-size-complex="12pt" style:font-weight-complex="normal"/>
    </style:style>
    <style:style style:name="P21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fo:font-weight="normal" officeooo:rsid="00014927" officeooo:paragraph-rsid="00014927" style:font-size-asian="10.5pt" style:font-weight-asian="normal" style:font-size-complex="12pt" style:font-weight-complex="normal"/>
    </style:style>
    <style:style style:name="P22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fo:font-weight="normal" officeooo:rsid="00014927" officeooo:paragraph-rsid="00014927" style:font-size-asian="10.5pt" style:font-weight-asian="normal" style:font-size-complex="12pt" style:font-weight-complex="normal"/>
    </style:style>
    <style:style style:name="P23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fo:font-weight="normal" officeooo:rsid="00014927" officeooo:paragraph-rsid="00014927" style:font-size-asian="10.5pt" style:font-weight-asian="normal" style:font-size-complex="12pt" style:font-weight-complex="normal"/>
    </style:style>
    <style:style style:name="P24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fo:font-weight="normal" officeooo:rsid="00014927" officeooo:paragraph-rsid="00014927" style:font-size-asian="10.5pt" style:font-weight-asian="normal" style:font-size-complex="12pt" style:font-weight-complex="normal"/>
    </style:style>
    <style:style style:name="P25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fo:font-weight="normal" officeooo:rsid="00014927" officeooo:paragraph-rsid="00014927" style:font-size-asian="10.5pt" style:font-weight-asian="normal" style:font-size-complex="12pt" style:font-weight-complex="normal"/>
    </style:style>
    <style:style style:name="P26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fo:font-weight="normal" officeooo:rsid="00014927" officeooo:paragraph-rsid="00014927" style:font-size-asian="10.5pt" style:font-weight-asian="normal" style:font-size-complex="12pt" style:font-weight-complex="normal"/>
    </style:style>
    <style:style style:name="P27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fo:font-weight="normal" officeooo:rsid="00014927" officeooo:paragraph-rsid="00014927" style:font-size-asian="10.5pt" style:font-weight-asian="normal" style:font-size-complex="12pt" style:font-weight-complex="normal"/>
    </style:style>
    <style:style style:name="P28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fo:font-weight="normal" officeooo:rsid="000c11e5" officeooo:paragraph-rsid="000c11e5" style:font-size-asian="10.5pt" style:font-weight-asian="normal" style:font-size-complex="12pt" style:font-weight-complex="normal"/>
    </style:style>
    <style:style style:name="T1" style:family="text">
      <style:text-properties officeooo:rsid="0001bbe8"/>
    </style:style>
    <style:style style:name="T2" style:family="text">
      <style:text-properties officeooo:rsid="0002cdbf"/>
    </style:style>
    <style:style style:name="T3" style:family="text">
      <style:text-properties fo:font-size="14pt" fo:font-weight="bold" officeooo:rsid="00002df9" style:font-size-asian="14pt" style:font-weight-asian="bold" style:font-size-complex="14pt" style:font-weight-complex="bold"/>
    </style:style>
    <style:style style:name="T4" style:family="text">
      <style:text-properties officeooo:rsid="000564bf"/>
    </style:style>
    <style:style style:name="T5" style:family="text">
      <style:text-properties officeooo:rsid="0005b874"/>
    </style:style>
    <style:style style:name="T6" style:family="text">
      <style:text-properties fo:font-weight="bold" officeooo:rsid="0005b874" style:font-weight-asian="bold" style:font-weight-complex="bold"/>
    </style:style>
    <style:style style:name="T7" style:family="text">
      <style:text-properties fo:font-weight="bold" officeooo:rsid="000564bf" style:font-weight-asian="bold" style:font-weight-complex="bold"/>
    </style:style>
    <style:style style:name="T8" style:family="text">
      <style:text-properties fo:font-weight="bold" officeooo:rsid="00077a98" style:font-weight-asian="bold" style:font-weight-complex="bold"/>
    </style:style>
    <style:style style:name="T9" style:family="text">
      <style:text-properties fo:font-weight="bold" officeooo:rsid="0008e8aa" style:font-weight-asian="bold" style:font-weight-complex="bold"/>
    </style:style>
    <style:style style:name="T10" style:family="text">
      <style:text-properties fo:font-weight="bold" officeooo:rsid="000b7dd6" style:font-weight-asian="bold" style:font-weight-complex="bold"/>
    </style:style>
    <style:style style:name="T11" style:family="text">
      <style:text-properties fo:font-weight="bold" officeooo:rsid="000e04ac" style:font-weight-asian="bold" style:font-weight-complex="bold"/>
    </style:style>
    <style:style style:name="T12" style:family="text">
      <style:text-properties officeooo:rsid="0006c072"/>
    </style:style>
    <style:style style:name="T13" style:family="text">
      <style:text-properties officeooo:rsid="00077a98"/>
    </style:style>
    <style:style style:name="T14" style:family="text">
      <style:text-properties officeooo:rsid="0008e8aa"/>
    </style:style>
    <style:style style:name="T15" style:family="text">
      <style:text-properties officeooo:rsid="000ab28c"/>
    </style:style>
    <style:style style:name="T16" style:family="text">
      <style:text-properties officeooo:rsid="000b4737"/>
    </style:style>
    <style:style style:name="T17" style:family="text">
      <style:text-properties officeooo:rsid="000b7dd6"/>
    </style:style>
    <style:style style:name="T18" style:family="text">
      <style:text-properties officeooo:rsid="000c11e5"/>
    </style:style>
    <style:style style:name="T19" style:family="text">
      <style:text-properties officeooo:rsid="000cd772"/>
    </style:style>
    <style:style style:name="T20" style:family="text">
      <style:text-properties officeooo:rsid="000e04a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KI206 - TESTOVI posao</text:p>
      <text:p text:style-name="P5"/>
      <text:p text:style-name="P5"/>
      <text:p text:style-name="P5"/>
      <text:p text:style-name="P4">TEST <text:span text:style-name="T1">2</text:span></text:p>
      <text:p text:style-name="P6"/>
      <text:p text:style-name="P7">1. <text:span text:style-name="T4">Šta je softverski proces?</text:span></text:p>
      <text:p text:style-name="P7"/>
      <text:p text:style-name="P17">- <text:span text:style-name="T7">Softverski proces</text:span><text:span text:style-name="T4"> je skup povezanih aktivnosti koji vodi proizvodnji softvertskog proizvoda. Ove aktivnosti mogu dovesti do razvoja potpuno novog softvera ili do usavršavanja nekog postojećeg.</text:span></text:p>
      <text:p text:style-name="P7"/>
      <text:p text:style-name="P7"/>
      <text:p text:style-name="P7">2. <text:span text:style-name="T5">Kako možemo podleiti softverske procese?</text:span></text:p>
      <text:p text:style-name="P7"/>
      <text:p text:style-name="P17">- <text:span text:style-name="T5">Softverski procesi se mogu podeliti na dva tipa:</text:span></text:p>
      <text:p text:style-name="P11"><text:tab/>= Procese vođene planom</text:p>
      <text:p text:style-name="P11"><text:tab/>= Agilne procese</text:p>
      <text:p text:style-name="P7"/>
      <text:p text:style-name="P7"/>
      <text:p text:style-name="P7">3. <text:span text:style-name="T5">Kako možemo definisati procese vođene planom a kako agilne procese?</text:span></text:p>
      <text:p text:style-name="P7"/>
      <text:p text:style-name="P17">- <text:span text:style-name="T6">Procesi vođeni planom</text:span><text:span text:style-name="T5"> su procesi kod kojih su sve aktivnosti unapred planirane I anpredak u razvoju softvera se određuje stepenom ostvarivanja tog plana.</text:span></text:p>
      <text:p text:style-name="P19">- <text:span text:style-name="T6">Agilni procesi </text:span><text:span text:style-name="T5">su procesi kod kojih se planiranje radi postupno (inkrementalno) kako bi se procesi lakše prilagodili promenljivim zahtevima korisnika.</text:span></text:p>
      <text:p text:style-name="P7"/>
      <text:p text:style-name="P7"/>
      <text:p text:style-name="P7">4. <text:span text:style-name="T12">Koja tri opšta modela softverskih procesa se najčešće navode?</text:span></text:p>
      <text:p text:style-name="P7"/>
      <text:p text:style-name="P17">- <text:span text:style-name="T12">Najčešće se navode:</text:span></text:p>
      <text:p text:style-name="P12"><text:tab/>= Model vodopada,</text:p>
      <text:p text:style-name="P12"><text:tab/>= Inkrementalni (postepeni) razvoj,</text:p>
      <text:p text:style-name="P12"><text:tab/>= Softversko inženjerstvo zasnovano na višestrukoj upotrebljivosti.</text:p>
      <text:p text:style-name="P7"/>
      <text:p text:style-name="P7"/>
      <text:p text:style-name="P7">5. <text:span text:style-name="T13">Navesti prednosti i nedostatke razvoja softvera upotrebomkomponenata?</text:span></text:p>
      <text:p text:style-name="P7"/>
      <text:p text:style-name="P17">- <text:span text:style-name="T8">Prednosti</text:span><text:span text:style-name="T13"> su da ovaj model razvoja samnjuje količinu softvera koji treba da bude razvijen i smanjuje troškove i rizike, što vodi ka bržaoj isporuci softvera.</text:span></text:p>
      <text:p text:style-name="P19">- <text:span text:style-name="T8">Nedostatak</text:span><text:span text:style-name="T13"> što su potrebni kompromisi zahteva i ovo može voditi ka sistemu koji neće u potpunosti ispuniti stvarne potrebe korisnika, jer se upotrebljavaju unapred definisane komponente. Takođe, gubi se i kontrola nad evolucijeom softvera sa upotrebom nižih verzija komponenata.</text:span></text:p>
      <text:p text:style-name="P7"/>
      <text:p text:style-name="P7"/>
      <text:p text:style-name="P7"/>
      <text:p text:style-name="P7"/>
      <text:p text:style-name="P7"><text:soft-page-break/>6. <text:span text:style-name="T14">Navesti četiri glavne faze procesa inženjeringa zahteva?</text:span></text:p>
      <text:p text:style-name="P7"/>
      <text:p text:style-name="P17">- <text:span text:style-name="T9">Glavne</text:span><text:span text:style-name="T14"> </text:span><text:span text:style-name="T9">faze</text:span><text:span text:style-name="T14"> su:</text:span></text:p>
      <text:p text:style-name="P13"><text:tab/>= Studija izvodljivosti,</text:p>
      <text:p text:style-name="P13"><text:tab/>= Izvođenje i analiza zahteva,</text:p>
      <text:p text:style-name="P13"><text:tab/>= Specifikacija zahteva</text:p>
      <text:p text:style-name="P13"><text:tab/>= Validacija zahteva.</text:p>
      <text:p text:style-name="P7"/>
      <text:p text:style-name="P7"/>
      <text:p text:style-name="P7">7. <text:span text:style-name="T15">Zbog čega je inženjering zahteva jako bitna faza u procesu razvoja softvera?</text:span></text:p>
      <text:p text:style-name="P7"/>
      <text:p text:style-name="P17">- <text:span text:style-name="T15">Zato što greške u ovoj fazi neizbežno vode ka kasnijim problemima u proejktovanju i implementaciji sistema.</text:span></text:p>
      <text:p text:style-name="P7"/>
      <text:p text:style-name="P7"/>
      <text:p text:style-name="P7">8. <text:span text:style-name="T16">Kako razvijati softver u uslovima stalnih promena?</text:span></text:p>
      <text:p text:style-name="P7"/>
      <text:p text:style-name="P17">- <text:span text:style-name="T16">U uslovima stalnih promena, primanjuju se dva pristupa u razvoju:</text:span></text:p>
      <text:p text:style-name="P14"><text:tab/>= Izrada prototipa softvera, radi provere zahteva.</text:p>
      <text:p text:style-name="P14"><text:tab/>= Inkrementalni razvoj softvera.</text:p>
      <text:p text:style-name="P7"/>
      <text:p text:style-name="P7"/>
      <text:p text:style-name="P7">9. <text:span text:style-name="T17">Šta je inkrementalna isporuka softvera? Navesti jedan primer upotrebe inkrementalne isporuke softvera?</text:span></text:p>
      <text:p text:style-name="P7"/>
      <text:p text:style-name="P17">- <text:span text:style-name="T10">Inkrementalna isporuka </text:span><text:span text:style-name="T17">softvera je isporuka u kojoj se naručiocu softvera isporučuju inkrementi sistema radi komenatarisanja I eksperimentisanja. Primer je Android aplikacija (seti se Theme.io-a).</text:span></text:p>
      <text:p text:style-name="P7"/>
      <text:p text:style-name="P7"/>
      <text:p text:style-name="P7">10. <text:span text:style-name="T18">Objasnite zašto je inkrementalni razvoj najefikasniji pristup za razvoju poslovnih softverskih sistema?</text:span></text:p>
      <text:p text:style-name="P7"/>
      <text:p text:style-name="P17">- <text:span text:style-name="T18">Zato što omogućava izbegavanje prevremenih i čestih promena i daje toleranciju promena. A time se izbegava prerano opredeljivanje da se nešto u sistemu menja, dok se to ne proveri na inkrementu. Takođe, umesto da promene obuhvate ceo sistem, one se odnose samo na inkrement što je znatno jeftinije.</text:span></text:p>
      <text:p text:style-name="P7"/>
      <text:p text:style-name="P7"/>
      <text:p text:style-name="P15">11. <text:span text:style-name="T19">Navesti primer upotrebe spiralnog modela razvoja?</text:span></text:p>
      <text:p text:style-name="P15"/>
      <text:p text:style-name="P28">- <text:span text:style-name="T19">Primer razvoja sistema za centralizaciju dokumenata na teritoriji jedne države.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12. <text:span text:style-name="T20">Objasnite faze RUP-a?</text:span></text:p>
      <text:p text:style-name="P15"/>
      <text:p text:style-name="P15">- <text:span text:style-name="T20">Rup model se bavi analizom rizika i podržava razvoj koji primenjuje slučajeva korišćenja. </text:span><text:span text:style-name="T11">Faze</text:span><text:span text:style-name="T20"> su:</text:span></text:p>
      <text:p text:style-name="P16">1) Početak - </text:p>
      <text:p text:style-name="P16">2) Razrađivanje -</text:p>
      <text:p text:style-name="P16">3) Konstrukcija -</text:p>
      <text:p text:style-name="P16">4) Tranzicija - </text:p>
      <text:p text:style-name="P15"/>
      <text:p text:style-name="P1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>TEST <text:span text:style-name="T2">3</text:span></text:p>
      <text:p text:style-name="P6"/>
      <text:p text:style-name="P4">TEST <text:span text:style-name="T2">4</text:span></text:p>
      <text:p text:style-name="P6"/>
      <text:p text:style-name="P4">TEST <text:span text:style-name="T2">5</text:span></text:p>
      <text:p text:style-name="P6"/>
      <text:p text:style-name="P4">TEST <text:span text:style-name="T2">6</text:span></text:p>
      <text:p text:style-name="P6"/>
      <text:p text:style-name="P4">TEST <text:span text:style-name="T2">7</text:span> </text:p>
      <text:p text:style-name="P6"/>
      <text:p text:style-name="P4">TEST <text:span text:style-name="T2">8</text:span></text:p>
      <text:p text:style-name="P6"/>
      <text:p text:style-name="P4">TEST <text:span text:style-name="T2">9</text:span></text:p>
      <text:p text:style-name="P9"/>
      <text:p text:style-name="P8"><text:span text:style-name="T3"/></text:p>
      <text:p text:style-name="P8"><text:span text:style-name="T3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3:07:00.210000000</meta:creation-date>
    <dc:date>2018-05-22T17:07:51.521000000</dc:date>
    <meta:editing-duration>PT51M13S</meta:editing-duration>
    <meta:editing-cycles>16</meta:editing-cycles>
    <meta:generator>LibreOffice/5.0.3.2$Windows_X86_64 LibreOffice_project/e5f16313668ac592c1bfb310f4390624e3dbfb75</meta:generator>
    <meta:document-statistic meta:table-count="0" meta:image-count="0" meta:object-count="0" meta:page-count="4" meta:paragraph-count="51" meta:word-count="468" meta:character-count="3124" meta:non-whitespace-character-count="2693"/>
  </office:meta>
</office:document-meta>
</file>